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line-height="150%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2" style:family="paragraph" style:parent-style-name="Standard">
      <style:paragraph-properties fo:line-height="150%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" style:family="paragraph" style:parent-style-name="Standard">
      <style:paragraph-properties fo:line-height="150%" style:writing-mode="page"/>
      <style:text-properties officeooo:paragraph-rsid="00058f00" fo:background-color="transparent"/>
    </style:style>
    <style:style style:name="P4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2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2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2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2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2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2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26" style:family="paragraph" style:parent-style-name="Standard" style:master-page-name="">
      <style:paragraph-properties fo:line-height="150%" style:page-number="auto" style:writing-mode="page"/>
      <style:text-properties officeooo:paragraph-rsid="00058f00" fo:background-color="transparent"/>
    </style:style>
    <style:style style:name="P2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28" style:family="paragraph" style:parent-style-name="Standard" style:master-page-name="">
      <style:paragraph-properties fo:line-height="150%" style:page-number="auto" style:writing-mode="page">
        <style:tab-stops>
          <style:tab-stop style:position="6.077cm"/>
        </style:tab-stops>
      </style:paragraph-properties>
      <style:text-properties style:font-name="Arial" fo:font-size="14pt" officeooo:paragraph-rsid="00058f00" fo:background-color="transparent" style:font-size-asian="14pt" style:font-size-complex="14pt"/>
    </style:style>
    <style:style style:name="P29" style:family="paragraph" style:parent-style-name="Standard" style:master-page-name="">
      <style:paragraph-properties fo:line-height="150%" style:page-number="auto" style:writing-mode="page"/>
      <style:text-properties officeooo:paragraph-rsid="00058f00" fo:background-color="transparent"/>
    </style:style>
    <style:style style:name="P3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3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4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41" style:family="paragraph" style:parent-style-name="Standard" style:master-page-name="">
      <style:paragraph-properties fo:line-height="150%" style:page-number="auto" style:writing-mode="page">
        <style:tab-stops>
          <style:tab-stop style:position="7.234cm"/>
        </style:tab-stops>
      </style:paragraph-properties>
      <style:text-properties style:font-name="Arial" fo:font-size="14pt" officeooo:paragraph-rsid="00058f00" fo:background-color="transparent" style:font-size-asian="14pt" style:font-size-complex="14pt"/>
    </style:style>
    <style:style style:name="P4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4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4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4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4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4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4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4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6" style:family="paragraph" style:parent-style-name="Standard" style:master-page-name="">
      <style:paragraph-properties fo:line-height="150%" style:page-number="auto" style:writing-mode="page">
        <style:tab-stops>
          <style:tab-stop style:position="2.33cm"/>
        </style:tab-stops>
      </style:paragraph-properties>
      <style:text-properties style:font-name="Arial" fo:font-size="14pt" officeooo:paragraph-rsid="00058f00" fo:background-color="transparent" style:font-size-asian="14pt" style:font-size-complex="14pt"/>
    </style:style>
    <style:style style:name="P5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5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6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7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9b769" officeooo:paragraph-rsid="00058f00" fo:background-color="transparent" style:font-size-asian="14pt" style:font-size-complex="14pt"/>
    </style:style>
    <style:style style:name="P8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8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9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4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6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7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08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2b14f6" officeooo:paragraph-rsid="00058f00" fo:background-color="transparent" style:font-size-asian="14pt" style:font-size-complex="14pt"/>
    </style:style>
    <style:style style:name="P109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10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1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1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P11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058f00" fo:background-color="transparent" style:font-size-asian="14pt" style:font-size-complex="14pt"/>
    </style:style>
    <style:style style:name="T1" style:family="text">
      <style:text-properties officeooo:rsid="001a33dd"/>
    </style:style>
    <style:style style:name="T2" style:family="text">
      <style:text-properties officeooo:rsid="00269f7a"/>
    </style:style>
    <style:style style:name="T3" style:family="text">
      <style:text-properties officeooo:rsid="00278881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officeooo:rsid="00278881" style:font-size-asian="14pt" style:font-size-complex="14pt"/>
    </style:style>
    <style:style style:name="T6" style:family="text">
      <style:text-properties style:font-name="Arial" fo:font-size="14pt" officeooo:rsid="0028747e" style:font-size-asian="14pt" style:font-size-complex="14pt"/>
    </style:style>
    <style:style style:name="T7" style:family="text">
      <style:text-properties style:font-name="Arial" fo:font-size="14pt" officeooo:rsid="0029b769" style:font-size-asian="14pt" style:font-size-complex="14pt"/>
    </style:style>
    <style:style style:name="T8" style:family="text">
      <style:text-properties style:font-name="Arial" fo:font-size="14pt" officeooo:rsid="002b14f6" style:font-size-asian="14pt" style:font-size-complex="14pt"/>
    </style:style>
    <style:style style:name="T9" style:family="text">
      <style:text-properties officeooo:rsid="0028747e"/>
    </style:style>
    <style:style style:name="T10" style:family="text">
      <style:text-properties officeooo:rsid="0029b769"/>
    </style:style>
    <style:style style:name="T11" style:family="text">
      <style:text-properties officeooo:rsid="002b14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-start text:name="bookmark13"/>SÚBOJ NA PIVO.<text:bookmark-end text:name="bookmark13"/></text:h>
      <text:p text:style-name="P9"/>
      <text:p text:style-name="P2">Žart vo 2. dejstvách od G. K. Laskomerského.</text:p>
      <text:p text:style-name="P9"/>
      <text:p text:style-name="P2">OSOBY:</text:p>
      <text:p text:style-name="P9">Furták, slúžny.</text:p>
      <text:p text:style-name="P9">Lokay, <text:span text:style-name="T2">prísažní</text:span></text:p>
      <text:p text:style-name="P9">Slopay, <text:span text:style-name="T2">prísažní</text:span></text:p>
      <text:p text:style-name="P2">Krčmárka.</text:p>
      <text:p text:style-name="P9">Hostia.</text:p>
      <text:p text:style-name="P9"/>
      <text:p text:style-name="P2"/>
      <text:p text:style-name="P2">DEJSTVO I.</text:p>
      <text:p text:style-name="P9"/>
      <text:p text:style-name="P2">(Javište zelený háj.)</text:p>
      <text:p text:style-name="P9"/>
      <text:p text:style-name="P2">Výstup 1.</text:p>
      <text:p text:style-name="P9"/>
      <text:p text:style-name="P2">Furták (na prechádzke). Šomreme na <text:span text:style-name="T3">ľ</text:span>ud, že pije, a zakladáme mu spolky miernosti. A my vzdelanci čo robíme? My pre dobrý príklad slo­peme. Nijaký zver sa neopije, len človek, a tým liší sa od zvierat nerozumných, že si rozum pre­pije. — A mnohí si to za chlúbu pokladajú, keď v pití dosiahli virtuozitu. — <text:span text:style-name="T3">Mal </text:span>som posaváď jedného prísažného pijana, teraz som do<text:span text:style-name="T3">s</text:span>tal párik k nemu. A tak veru moja úradná podpora na slabých nohách stojí, a pravda, tá sa kláti. — Aha, tu ide jeden z nich.</text:p>
      <text:p text:style-name="P9"/>
      <text:p text:style-name="P2">Výstup 2.</text:p>
      <text:p text:style-name="P9"/>
      <text:p text:style-name="P9">Furták, Lokay.</text:p>
      <text:p text:style-name="P9"/>
      <text:p text:style-name="P2"><text:soft-page-break/>Lokay (nedbale oblečený, s napuchnutým čer­veným nosom). Sluha pokorný, pán slúžny.</text:p>
      <text:p text:style-name="P9">Furták. Dobré ráno! Zkadeže tak zavčasu, pán Lokay, či azda z kostola?</text:p>
      <text:p text:style-name="P9">Lokay. Ach, Bože uchovaj! Došlo pod „Ko­runu“ nové tešínske.</text:p>
      <text:p text:style-name="P9">Furták. Pravda, „Koruna“ je címer našej vlasti. No a teraz kdeže utekáte? Azda do kan­celárie?</text:p>
      <text:p text:style-name="P5">Lokay (ponáhľa sa). Prídem, prídem. — Aby mi pivo nezaškodilo, idem si k „Jeleňovi“ drgnúť slivovice. — Porúčam sa!</text:p>
      <text:p text:style-name="P5">Furták (chytí ho za ruku). Počkajteže chví<text:span text:style-name="T3">ľ</text:span>u. <text:span text:style-name="T3">Č</text:span>i ste už videli vášho nového kolegu?</text:p>
      <text:p text:style-name="P4">Lokay, Nemal som ešte šťastia.</text:p>
      <text:p text:style-name="P26"><text:span text:style-name="T5">Furták. Je to šuhaj do sveta súci, pivo pije </text:span><text:span text:style-name="T4">ako dúh</text:span><text:span text:style-name="T5">a.</text:span></text:p>
      <text:p text:style-name="P5">Lokay (s vyjasnenou tvárou). Ah, ba paroma!</text:p>
      <text:p text:style-name="P4">Furták. Má byť avšak vo svojom obore ne­premožiteľným.</text:p>
      <text:p text:style-name="P5">Lokay. Hohó! Toho by som predsa rád videl.</text:p>
      <text:p text:style-name="P4">Furták. Vyslovil sa už i o vás — neviem, kde počul vaš chýr — dosť na tom, vyslovil sa, že v<text:span text:style-name="T3">á</text:span>s pri najprvšej príležitosti pod stôl spije.</text:p>
      <text:p text:style-name="P4">Lokay. Pomaly, pomaly! Rád by som tomu <text:span text:style-name="T3">č</text:span>eľad<text:span text:style-name="T3">ní</text:span>kovi nazrel do očú. (Hrdo.) Mňa pod stôl spiť — tej pary nemá.</text:p>
      <text:p text:style-name="P9">Furták. Mne sa zdá byť vám veľmi nebezpeč­ným sokom.</text:p>
      <text:p text:style-name="P28">Lokay (opovržliv<text:span text:style-name="T3">e</text:span> kývne rukou). Pletky, pletky!</text:p>
      <text:p text:style-name="P26"><text:span text:style-name="T4">Furták. No, len nie pred časom jasať. — Viete </text:span><text:span text:style-name="T5">čo?</text:span><text:span text:style-name="T4"> (Zamyslí sa.) Keď sa vám tak vystrájal, mna to samého škrelo. Povedal som mu teda, </text:span><text:span text:style-name="T5">ž</text:span><text:span text:style-name="T4">e dnes večer vydržiavať sa bude pod „Korunou“ vaša vítanka. Aby ste tým istejšie víťazstvo do­siahli nad </text:span><text:span text:style-name="T5">ní</text:span><text:span text:style-name="T4">m, urobíme pod rukou tak</text:span><text:span text:style-name="T5">,</text:span><text:span text:style-name="T4"> že on </text:span><text:span text:style-name="T5">p</text:span><text:span text:style-name="T4">ivo, vy však samú vodu piť budete. Ja to už obstarám s krčmárkou.</text:span></text:p>
      <text:p text:style-name="P9">Lokay (zarazený škrabe sa). Vodu! Ja mám pi<text:span text:style-name="T3">ť</text:span> vodu? Pane, žiadate odo mňa neslýchané veci, žiadate nemožnosti!</text:p>
      <text:p text:style-name="P9">Furták (mrdne plecom). Hja, alebo vodu pi<text:span text:style-name="T3">ť</text:span>, alebo podľahnúť.</text:p>
      <text:p text:style-name="P9"><text:soft-page-break/>Lokay (v rozpakoch). Stojí ma to veľký boj; ale pre česť budem strebať i vodu. (Podá Furtákovi ruku.)</text:p>
      <text:p text:style-name="P9">Furták. No, dobre tak! Fortuna audaces juvat. O ôsmej pod „Korunou“.</text:p>
      <text:p text:style-name="P9">Lokay (odchádza vľavo).</text:p>
      <text:p text:style-name="P9"/>
      <text:p text:style-name="P2">Výstup 3.</text:p>
      <text:p text:style-name="P9"/>
      <text:p text:style-name="P2">Furták a Slopay.</text:p>
      <text:p text:style-name="P9"/>
      <text:p text:style-name="P2">Furták. Jedného glezga už mám, a tu ťahá druhý.</text:p>
      <text:p text:style-name="P9">Slopay (sprava, nedbale oblečený, s belasým nosom). Dobré ráno, pán slúžny!</text:p>
      <text:p text:style-name="P9">Furták. Vitajte! Kdeže tak nanáhlo?</text:p>
      <text:p text:style-name="P9">Slopay. No — kolika ma morí. Zdedená to choroba po materi. Musím vytrúsiť pohárik bo­rovičky.</text:p>
      <text:p text:style-name="P41">Furták. Pravda, to liek istý. — Počujem však, že ste i v pive zbehlý.</text:p>
      <text:p text:style-name="P9">Slopay (hladí si bradu). Vyznám sa <text:span text:style-name="T9">vo vše</text:span>tkých nápojoch, som pravý polyglota.</text:p>
      <text:p text:style-name="P9">Furták. Kypelemachos, po grécky!</text:p>
      <text:p text:style-name="P9">Slopay. Trafí sa niekedy i s „<text:span text:style-name="T9">machom</text:span>“.</text:p>
      <text:p text:style-name="P9">Furták. Bez otázky, s výnim<text:span text:style-name="T9">kou vody.</text:span></text:p>
      <text:p text:style-name="P9">Slopay. Pravda — k hydropat<text:span text:style-name="T9">ii, h</text:span>ydrologii a všetkým tým hydrám necítim v sebe nijakej náklonnosti.</text:p>
      <text:p text:style-name="P9">Furták. Výborne! I Pán Boh karhal svet po­topou, a to vodou, nie veru pivom. Koľkí sa rok po roku potopia v mori, v pive pramálo.</text:p>
      <text:p text:style-name="P9">Slopay. Najväčšiu sympatiu medzi zvermi mám k dažďovníkom <text:span text:style-name="T9">a </text:span>ťavám, — lebo tie naj­menej vody pijú.</text:p>
      <text:p text:style-name="P9">Furták. To je všetko pekne. Ale vašej dobrej povesti hrozí tu veľké nebezpečenstvo. Vyskytol sa vám tu na blízku nebezpečný sok.</text:p>
      <text:p text:style-name="P9">Slopay. Prosím, ráčte sa zreteľnejšie vysloviť.</text:p>
      <text:p text:style-name="P9"><text:soft-page-break/>Furták. Váš kolega, pán Lokay, na široko a ďaleko prvá kapacita, čujúc o vašom súperstve, zaprisahal sa vás pri najbližšej príležitosti pod stôl spiť.</text:p>
      <text:p text:style-name="P9">Slopay (opovržene). Ten bedár!</text:p>
      <text:p text:style-name="P9">Furták. Nie je to na žart; ten chlap pije, ako by bol zo špongi<text:span text:style-name="T9">e.</text:span></text:p>
      <text:p text:style-name="P9">Slopay. <text:span text:style-name="T9">A</text:span> <text:span text:style-name="T9">č</text:span>o by pil ako diera a trúnok mu sárou vytekal — my, Slopay, sa ho neľakáme.</text:p>
      <text:p text:style-name="P9">Furták. To je slovo pevného muža. — Ja by som mal istý plán na pokorenie spupného soka. Dnes o ôsmej večer vydržiavať budeme vítanku <text:span text:style-name="T9">po</text:span>d „Korunou“. Vy budete piť číru vodu, on však pivo. A tak pod stôl musí prísť on, a sláva bude vaša.</text:p>
      <text:p text:style-name="P56">Slopay <text:span text:style-name="T9">(</text:span>prekvapený). Ja mám strebať vodu? Nuž či <text:span text:style-name="T9">som ja </text:span>teľa? Že vraj vodu! Ja som vody už od 20 <text:span text:style-name="T9">roko</text:span>v nepil, a ani v sáre jej mať ne­chcem.</text:p>
      <text:p text:style-name="P9">Furták. Kto chce mať cieľ, musí chcieť i pro­striedky. Aut César, aut nihil. Tu ide o vašu pi­vovú česť.</text:p>
      <text:p text:style-name="P9">Slopay (vzdychne a podá mu ruku). Len dobrej veci k vôli nech sa stane.</text:p>
      <text:p text:style-name="P9">Furták. Sláva vám! Teda do videnia na urče­nom mieste!</text:p>
      <text:p text:style-name="P9"/>
      <text:p text:style-name="P2">(Opona spadne.)</text:p>
      <text:p text:style-name="P9"/>
      <text:p text:style-name="P2"/>
      <text:p text:style-name="P2">DEJSTVO II.</text:p>
      <text:p text:style-name="P9"/>
      <text:p text:style-name="P2">(Krčma, okolo steny stolíky, v prostriedku okrúhly. Pri bočných sedí niekoľko hostí. Troje dvier.)</text:p>
      <text:p text:style-name="P9"/>
      <text:p text:style-name="P2">Výstup 1.</text:p>
      <text:p text:style-name="P9"/>
      <text:p text:style-name="P2">Furták, krčmárka.</text:p>
      <text:p text:style-name="P9"/>
      <text:p text:style-name="P2">Furták (sedí za prostredným stolom). Máte teda dve holbové kavne?</text:p>
      <text:p text:style-name="P9"><text:soft-page-break/>Krčmárka. Mám, vaša milosť, koľko le<text:span text:style-name="T9">n</text:span> treba.</text:p>
      <text:p text:style-name="P2">Furták. Tak dobre. Budete dnes slúžiť miesto pivom vodou, čo vám i tak nebude kremobyčajnou novotou. Vezmite toto za unúvanie. (Po­dáva jej sprepitné.)</text:p>
      <text:p text:style-name="P9">Krčmárka. Ako rozkážete.</text:p>
      <text:p text:style-name="P9"/>
      <text:p text:style-name="P2">Výstup 2.</text:p>
      <text:p text:style-name="P9">K predošlým Lokay a Slopay.</text:p>
      <text:p text:style-name="P9"/>
      <text:p text:style-name="P3"><text:span text:style-name="T4">Slopay. </text:span><text:span text:style-name="T6">(vstú</text:span><text:span text:style-name="T4">pi protivnými dvermi).</text:span></text:p>
      <text:p text:style-name="P9">Lokay. <text:span text:style-name="T9">(vstú</text:span>pi protivnými dvermi).</text:p>
      <text:p text:style-name="P9"/>
      <text:p text:style-name="P9">Furták. Vítam vás, p<text:span text:style-name="T10">án</text:span>ovia. Teší ma veľmi, že tak prísne zachovávate úradné hodiny. — Ráčte, pán Lokay, sadnite sem, mne napravo; vy, pán Slopay, naľavo.</text:p>
      <text:p text:style-name="P9">Lokay. Hahej! Pani krčmárka, mne kav<text:span text:style-name="T10">ň</text:span>u piva!</text:p>
      <text:p text:style-name="P9">Slopay. I mne tak!</text:p>
      <text:p text:style-name="P9">Furták. Mne holbu. — Pánovia, aby som ne­zabudol. Mám česť predstaviť tuto pána Lokaya, tuto pána Slopaya, ctených kolegov.</text:p>
      <text:p text:style-name="P9">Lokay. Ó, teší ma veľmi.</text:p>
      <text:p text:style-name="P9">Slopay. S mojej strany (podávajú si ruky).</text:p>
      <text:p text:style-name="P9">Furták. Ráčte si hovieť bez okúňania. Dnes ide na moju bradu.</text:p>
      <text:p text:style-name="P80">Slopay. Ďakujeme úctive.</text:p>
      <text:p text:style-name="P3"><text:span text:style-name="T4">Lokay. </text:span><text:span text:style-name="T7">Ďakujeme úctive.</text:span></text:p>
      <text:p text:style-name="P2">Krčmárka (postaví kavne a holbovku). Nech sa ľúbi!</text:p>
      <text:p text:style-name="P9">Lokay (pije). Či je čerstvé, brrr! (Smraští sa.)</text:p>
      <text:p text:style-name="P9">Slopay (pije). Je to za nápoj! (Strasie sa a odpľuje. Prázdné čbánky odkladajú na zem.)</text:p>
      <text:p text:style-name="P9">Furták. Bez ostýc<text:span text:style-name="T10">h</text:span>a<text:span text:style-name="T10">ni</text:span>a, páni moji! — Piva!</text:p>
      <text:p text:style-name="P9"><text:soft-page-break/>Krčmárka (donáša dve nové kavne). Celkom čerstvé, prosím, teraz načapované.</text:p>
      <text:p text:style-name="P9">Lokay (pije pomaly). Ako to hreje! (Stranou.) Aby ho rožkatý čert vychytil i s krčmárkou!</text:p>
      <text:p text:style-name="P9">Slopay (pije s prestávkami, hladí si prsia). Či sa ti to šúcha gágorom, ako olej! (Stranou.) Radšej by petrolej slopal.</text:p>
      <text:p text:style-name="P9">Furták. Prozit! Len ďalej, keď chutí! (Zdvihne pohár.) Na vaše zdravie!</text:p>
      <text:p text:style-name="P9">Slopay (s kyslou tvárou). Ej, chutí znamenite!</text:p>
      <text:p text:style-name="P9">Lokay (tiež tak). Prevýbo<text:span text:style-name="T10">rn</text:span>ý nápoj!</text:p>
      <text:p text:style-name="P9">Furták, Tuším vás už rozoberá, že si náprsníky rozopínate; pletky, taká maličkosť. — Piva!</text:p>
      <text:p text:style-name="P9">Lokay (pre seba). No, to na moj’ hriešnu —</text:p>
      <text:p text:style-name="P9">Slopay (tiež tak). Ej, či som podbehol!</text:p>
      <text:p text:style-name="P9">Krčmárka. Tu je. (Postaví kavne.)</text:p>
      <text:p text:style-name="P9">Lokay (pije, ale slabo, pre seba). No, tristo hrmených striel okovaných sa do toho páralo. Ak ma dnes nerozdrapí, bude div a zázrak. Však som už ako mokrá handra. (Hľadí bokom na Slopaya.) Čože tomu mamľasovi; — tomu je ľahko piť pivo, ale ja osol, trúp! (Udrie si päsťou o čelo.)</text:p>
      <text:p text:style-name="P9">Slopay (pije už tiež slabo; pre seba). Toľká povodeň v mojom bampli! — A bodaj, či mne to bolo treba! Moja dušička mi musí už von vyletieť, tá v tomto rybníku nevydrží. (Škúli na Lokaya.) Tamtoten trubiroh, ten si pohodlne mľaská jazykom, keď zažíva pivo, a ja kapem na vodnatieľku.</text:p>
      <text:p text:style-name="P9">Lokay (tenkým hlasom). Nuž, pán kolega, akože vám slúži?</text:p>
      <text:p text:style-name="P9">Slopay (tiež tak). Akože sa vy cítite, pria­teľko?</text:p>
      <text:p text:style-name="P9">Lokay. No!</text:p>
      <text:p text:style-name="P9">Slopay. Hm!</text:p>
      <text:p text:style-name="P9">Furták. Veselo, páni! Hej, pani krčmárka, nohy na plecia! Piva!</text:p>
      <text:p text:style-name="P9">Krčmárka (donesie dve nové kavne). Tu sú!</text:p>
      <text:p text:style-name="P9">Lokay (namáhavo pije. Prestane. Pre seba). Nie, nie, už nemôžem. To je moja ostatná ho­dina. Zajtra sa musím dať spúšťať. (H<text:span text:style-name="T10">ľ</text:span>adí na Slopaya.) Beťah <text:soft-page-break/>ho vi<text:span text:style-name="T10">e</text:span>, ja sa tak kynožím, a ten loptoš sa predsa nič nehreje, nepýri, hm, hm, hm!</text:p>
      <text:p text:style-name="P9">Slopay (počne piť, ale nemôže. Pre seba). Ani za všetky poklady krížskej sporiteľne viac ne­môžem. V mojom živote je vody ani v Blatonskom jazere. V žalúdku mi môžu parolode plávať. Ach, nemôžem fučať. (Hľadí bokom na Lokaya.) A ten fagan je bledý, chladný ako mramorová skala, nerozpaľuje ho nič a nič.</text:p>
      <text:p text:style-name="P9">Lokay (<text:span text:style-name="T10">šu</text:span>chá si brucho). Fuj!</text:p>
      <text:p text:style-name="P9">Slopay (klope si po bruchu). Fi! (Prestávka.)</text:p>
      <text:p text:style-name="P9">Lokay (položí prst na nos). Ale, hm, hm, čože vy to tu? (Strčí nos do kavne.) Ach! (Zalomí rukami, klesne na stoličku.)</text:p>
      <text:p text:style-name="P9">Slopay (predesený). Nuž, nuž a vy? (Nakukne mu do kavne.) Hrú-ú-úza! (Klesne na stoličku.)</text:p>
      <text:p text:style-name="P108">Lokay. (vykríknu naraz) Vodu!</text:p>
      <text:p text:style-name="P3"><text:span text:style-name="T4">S</text:span><text:span text:style-name="T8">l</text:span><text:span text:style-name="T4">opay. </text:span><text:span text:style-name="T8">(vykríknu naraz) Vodu!</text:span></text:p>
      <text:p text:style-name="P2">Krčmárka (pribehne s kavňou vody). Tu je voda!</text:p>
      <text:p text:style-name="P9">Lokay (nasršený<text:span text:style-name="T11">). </text:span>S<text:span text:style-name="T11">t</text:span>riga, hrmen vozov! Poberajteže sa, lebo vám ten čbán na hlave roztrepem.</text:p>
      <text:p text:style-name="P9">Slopay (nahnevano). Satanáš, odstúp, aby som sa ti do šopy nenanosil.</text:p>
      <text:p text:style-name="P9">Lokay, <text:span text:style-name="T11">Slopay</text:span> (namrzení zazerajú jeden na druhého).</text:p>
      <text:p text:style-name="P9">Furták (vyškiera sa). Policaj<text:span text:style-name="T11">n</text:span>á hodina, pá­novia! Ja sa porúčam, — dobrú noc! (Odchádza.)</text:p>
      <text:p text:style-name="P9"/>
      <text:p text:style-name="P2">(Opona s<text:span text:style-name="T1">p</text:span>adne.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9T11:15:19.584000000</meta:creation-date>
    <dc:date>2022-11-29T11:15:43.194000000</dc:date>
    <meta:editing-duration>PT23S</meta:editing-duration>
    <meta:editing-cycles>1</meta:editing-cycles>
    <meta:document-statistic meta:table-count="0" meta:image-count="0" meta:object-count="0" meta:page-count="7" meta:paragraph-count="118" meta:word-count="1391" meta:character-count="8355" meta:non-whitespace-character-count="7059"/>
    <meta:generator>LibreOffice/6.3.1.2$Windows_x86 LibreOffice_project/b79626edf0065ac373bd1df5c28bd630b4424273</meta:generator>
  </office:meta>
</office:document-meta>
</file>